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Streams Java 8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1">
              <text:list-item>
                <text:p text:style-name="P1"><text:s/>Concorrência → preocupação desde algumas versões anteriores do Java;</text:p>
              </text:list-item>
              <text:list-item>
                <text:p text:style-name="P1"><text:s/>Paralelismo → Hardware multi core;</text:p>
              </text:list-item>
              <text:list-item>
                <text:p text:style-name="P1"><text:s/>Abstrai lógica de baixo nível para lidar com thread;</text:p>
              </text:list-item>
              <text:list-item>
                <text:p text:style-name="P1"><text:s/>Processamento paralelo: fork (small task) → join <text:s/>result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Streams Java 8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llections → guarda valores já calculados;</text:p>
              </text:list-item>
              <text:list-item>
                <text:p>Streams → calcula valores durante acesso (lazily constructed collection);</text:p>
              </text:list-item>
              <text:list-item>
                <text:p>A maioria das operações retorna Stream → Padrão de projeto Fluent Interface;</text:p>
              </text:list-item>
              <text:list-item>
                <text:p>Pipelining of operations, similiar a query SQL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Streams Java 8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radicionamente em java temos <text:span text:style-name="T1">for loops</text:span><text:span text:style-name="T2"> ou </text:span><text:span text:style-name="T1">iterators;</text:span></text:p>
              </text:list-item>
              <text:list-item>
                <text:p><text:span text:style-name="T1">Stream </text:span><text:span text:style-name="T2">abstrai a lógica de iteraçã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06:47:11.469454527</meta:creation-date>
    <meta:editing-duration>PT17M10S</meta:editing-duration>
    <meta:editing-cycles>5</meta:editing-cycles>
    <meta:generator>LibreOffice/5.3.1.2$Linux_X86_64 LibreOffice_project/30m0$Build-2</meta:generator>
    <dc:date>2018-05-07T07:24:42.591304564</dc:date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